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7b2" officeooo:paragraph-rsid="000587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17:22:54.540729926</meta:creation-date>
    <dc:date>2022-06-27T17:23:18.680031542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